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eX Gyre Chorus" svg:font-family="'TeX Gyre Chorus'" style:font-pitch="variable"/>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6b1cf" officeooo:paragraph-rsid="0006b1cf"/>
    </style:style>
    <style:style style:name="P2" style:family="paragraph" style:parent-style-name="Text_20_body" style:list-style-name="L3">
      <style:text-properties officeooo:rsid="0006b1cf" officeooo:paragraph-rsid="0006b1cf"/>
    </style:style>
    <style:style style:name="P3" style:family="paragraph" style:parent-style-name="Text_20_body">
      <style:text-properties officeooo:paragraph-rsid="00088fd6"/>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1cm" fo:margin-right="0cm" fo:text-indent="0.499cm" style:auto-text-indent="false"/>
      <style:text-properties officeooo:paragraph-rsid="00088fd6"/>
    </style:style>
    <style:style style:name="P6" style:family="paragraph" style:parent-style-name="Text_20_body">
      <style:paragraph-properties fo:margin-left="1cm" fo:margin-right="0cm" fo:text-indent="0.499cm" style:auto-text-indent="false" fo:background-color="transparent">
        <style:background-image/>
      </style:paragraph-properties>
      <style:text-properties officeooo:rsid="00066ddf" officeooo:paragraph-rsid="0006b1cf"/>
    </style:style>
    <style:style style:name="T1" style:family="text">
      <style:text-properties officeooo:rsid="00066ddf"/>
    </style:style>
    <style:style style:name="T2" style:family="text">
      <style:text-properties officeooo:rsid="0006b1cf"/>
    </style:style>
    <style:style style:name="T3" style:family="text">
      <style:text-properties officeooo:rsid="00088fd6"/>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gnacards </text:p>
      <text:p text:style-name="Subtitle">règles</text:p>
      <text:p text:style-name="Text_20_body"/>
      <text:p text:style-name="P4">Magnacards est un jeu de cartes révolutionnaire (ou pas). Il se basent principalement sur des combinaison. Ce manuel est organisé en plusieurs partie :</text:p>
      <text:list xml:id="list5318612596795395081" text:style-name="L3">
        <text:list-item>
          <text:p text:style-name="P2">Règles de base</text:p>
        </text:list-item>
        <text:list-item>
          <text:p text:style-name="P2">Combinaison</text:p>
        </text:list-item>
      </text:list>
      <text:p text:style-name="P1"/>
      <text:h text:style-name="Heading_20_1" text:outline-level="1">I. Règles de base</text:h>
      <text:p text:style-name="P3"><text:span text:style-name="T1">Deux joueurs s'affrontent lors d'un duel. </text:span></text:p>
      <text:h text:style-name="Heading_20_2" text:outline-level="2"><text:span text:style-name="T1">1. Préparation</text:span> du duel</text:h>
      <text:p text:style-name="P5"><text:tab/><text:span text:style-name="T2">Les joueurs se distribuent les cartes en deux decks (il ne doivent pas connaître le contenu et l'ordre de leurs decks) et prennent une carte joueur qui est immédiatement active. Afin de composer leurs mains il prennent les dix premières cartes de leurs decks ainsi que dix cartes combinaisons qui elles sont positionnées dans un deck collectif.</text:span></text:p>
      <text:p text:style-name="P5"/>
      <text:h text:style-name="Heading_20_2" text:outline-level="2"><text:span text:style-name="T3">2. Déroulement du duel <text:s/></text:span><text:tab/></text:h>
      <text:p text:style-name="P6">Le duel est compos<text:span text:style-name="T2">é</text:span> de deux phases, premièrement la phase préparatoire qui dur<text:span text:style-name="T3">e </text:span><text:s/>quinze tours et <text:span text:style-name="T3">secondement</text:span> la phase de combat qui elle dure jusqu’à la fin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TeX Gyre Chorus" svg:font-family="'TeX Gyre Chorus'" style:font-pitch="variable"/>
    <style:font-face style:name="URW Chancery L" svg:font-family="'URW Chancery L'" style:font-adornments="Medium Ita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hyphenation-ladder-count="no-limit" fo:text-indent="1cm" style:auto-text-indent="false" style:page-number="auto" style:shadow="none">
        <style:tab-stops/>
      </style:paragraph-properties>
      <style:text-properties style:font-name="URW Chancery L" fo:font-family="'URW Chancery L'" style:font-style-name="Medium Italic" style:font-pitch="variable" fo:font-size="15pt" fo:font-style="italic" fo:font-weight="normal"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URW Chancery L" fo:font-family="'URW Chancery L'" style:font-style-name="Medium Italic" style:font-pitch="variable" fo:font-size="28pt" fo:font-style="italic"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URW Chancery L" fo:font-family="'URW Chancery L'" style:font-style-name="Medium Italic" style:font-pitch="variable" fo:font-size="18pt" fo:font-style="italic" fo:font-weight="normal"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RW Chancery L" fo:font-family="'URW Chancery L'" style:font-style-name="Medium Italic" style:font-pitch="variable" fo:font-size="135%" fo:font-style="italic"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499cm" style:auto-text-indent="false"/>
      <style:text-properties style:font-name="URW Chancery L" fo:font-family="'URW Chancery L'" style:font-style-name="Medium Italic" style:font-pitch="variable" fo:font-size="120%"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50:50.565473604</meta:creation-date>
    <dc:date>2015-11-30T18:39:31.061920089</dc:date>
    <meta:editing-duration>PT17M34S</meta:editing-duration>
    <meta:editing-cycles>2</meta:editing-cycles>
    <meta:generator>LibreOffice/4.3.3.2$Linux_X86_64 LibreOffice_project/430m0$Build-2</meta:generator>
    <meta:document-statistic meta:table-count="0" meta:image-count="0" meta:object-count="0" meta:page-count="1" meta:paragraph-count="11" meta:word-count="136" meta:character-count="813" meta:non-whitespace-character-count="683"/>
  </office:meta>
</office:document-meta>
</file>